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padding="0in" fo:border="none"/>
      <style:text-properties officeooo:paragraph-rsid="00065202"/>
    </style:style>
    <style:style style:name="P2" style:family="paragraph" style:parent-style-name="Standard">
      <style:text-properties officeooo:paragraph-rsid="00065202"/>
    </style:style>
    <style:style style:name="P3" style:family="paragraph" style:parent-style-name="Table_20_Contents">
      <style:text-properties officeooo:paragraph-rsid="00065202"/>
    </style:style>
    <style:style style:name="P4" style:family="paragraph" style:parent-style-name="Text_20_body">
      <style:paragraph-properties fo:break-before="page"/>
      <style:text-properties officeooo:paragraph-rsid="00065202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065202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Text_20_body">
      <style:paragraph-properties fo:padding="0in" fo:border="none"/>
    </style:style>
    <style:style style:name="P9" style:family="paragraph" style:parent-style-name="Standard">
      <style:text-properties officeooo:paragraph-rsid="0007b2b2"/>
    </style:style>
    <style:style style:name="P10" style:family="paragraph" style:parent-style-name="Standard">
      <style:paragraph-properties fo:break-before="page"/>
      <style:text-properties officeooo:paragraph-rsid="0007b2b2"/>
    </style:style>
    <style:style style:name="P11" style:family="paragraph" style:parent-style-name="Standard" style:master-page-name="">
      <loext:graphic-properties draw:fill="none"/>
      <style:paragraph-properties fo:margin-left="0.1799in" fo:margin-right="0in" fo:margin-top="0.1in" fo:margin-bottom="0in" style:contextual-spacing="false" fo:text-indent="0in" style:auto-text-indent="false" style:page-number="auto" fo:background-color="transparent"/>
      <style:text-properties style:text-underline-style="none" fo:font-weight="normal" officeooo:rsid="000a0585" officeooo:paragraph-rsid="000a0585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1799in" fo:margin-right="0in" fo:margin-top="0in" fo:margin-bottom="0.1in" style:contextual-spacing="false" fo:text-indent="0in" style:auto-text-indent="false" fo:background-color="transparent"/>
      <style:text-properties style:text-underline-style="none" fo:font-weight="normal" officeooo:rsid="000a0585" officeooo:paragraph-rsid="000a0585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 fo:padding="0in" fo:border="none"/>
    </style:style>
    <style:style style:name="P14" style:family="paragraph" style:parent-style-name="Heading_20_1">
      <style:text-properties officeooo:paragraph-rsid="00065202"/>
    </style:style>
    <style:style style:name="P15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</style:style>
    <style:style style:name="P1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7" style:family="paragraph" style:parent-style-name="Text_20_body" style:list-style-name="L1">
      <style:paragraph-properties fo:padding="0in" fo:border="none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65202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402in" style:contextual-spacing="false" fo:text-indent="0in" style:auto-text-indent="false" fo:background-color="transparent"/>
      <style:text-properties officeooo:paragraph-rsid="00065202"/>
    </style:style>
    <style:style style:name="P20" style:family="paragraph" style:parent-style-name="Text_20_body">
      <loext:graphic-properties draw:fill="none"/>
      <style:paragraph-properties fo:margin-left="0in" fo:margin-right="0in" fo:margin-top="0.0402in" fo:margin-bottom="0in" style:contextual-spacing="false" fo:text-indent="0in" style:auto-text-indent="false" fo:background-color="transparent"/>
      <style:text-properties officeooo:paragraph-rsid="00065202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c970b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reak-before="page" fo:background-color="transparent"/>
      <style:text-properties officeooo:paragraph-rsid="000c970b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1334. Find the City With the Smallest Number of Neighbors at a Threshold Distance</text:h>
      <text:p text:style-name="P18">/*</text:p>
      <text:p text:style-name="P18"><text:s text:c="4"/>Dijkstra algorithm</text:p>
      <text:p text:style-name="P18"><text:s text:c="4"/>Time complexity: O(V+V(ElogV)+V)=O(V+VElogV+V)=O(n^3)</text:p>
      <text:p text:style-name="P18"><text:s text:c="4"/>Extra space complexity: O(2VE+3V)</text:p>
      <text:p text:style-name="P18">*/</text:p>
      <text:p text:style-name="P18">typedef std::pair&lt;int,int&gt; ii;</text:p>
      <text:p text:style-name="P18">typedef std::vector&lt;ii&gt; vii;</text:p>
      <text:p text:style-name="P18">typedef std::vector&lt;vii&gt; vvii;</text:p>
      <text:p text:style-name="P18"/>
      <text:p text:style-name="P18">class Solution {</text:p>
      <text:p text:style-name="P18"><text:s text:c="4"/>public:</text:p>
      <text:p text:style-name="P18"><text:s text:c="8"/>vvii graph;</text:p>
      <text:p text:style-name="P18"><text:s text:c="4"/>public:</text:p>
      <text:p text:style-name="P18"><text:s text:c="8"/>void build_graph(int n, std::vector&lt;std::vector&lt;int&gt;&gt;&amp; edges){</text:p>
      <text:p text:style-name="P18"><text:s text:c="12"/>graph.resize(n);</text:p>
      <text:p text:style-name="P18"><text:s text:c="12"/>for(auto&amp; edge: edges){</text:p>
      <text:p text:style-name="P18"><text:s text:c="16"/>graph[edge[0]].push_back({edge[1],edge[2]});</text:p>
      <text:p text:style-name="P18"><text:s text:c="16"/>graph[edge[1]].push_back({edge[0],edge[2]});</text:p>
      <text:p text:style-name="P18"><text:s text:c="12"/>}</text:p>
      <text:p text:style-name="P18"><text:s text:c="8"/>}</text:p>
      <text:p text:style-name="P18"/>
      <text:p text:style-name="P21"><text:s text:c="8"/></text:p>
      <text:p text:style-name="P22">int dijkstra(int n,int start,std::vector&lt;bool&gt;&amp; visited,int distanceThreshold){</text:p>
      <text:p text:style-name="P18"><text:s text:c="12"/>std::priority_queue&lt;ii,vii,std::greater&lt;ii&gt;&gt; q;</text:p>
      <text:p text:style-name="P18"><text:s text:c="12"/>q.push({0,start});</text:p>
      <text:p text:style-name="P18"><text:s text:c="12"/>while(!q.empty()){</text:p>
      <text:p text:style-name="P18"><text:s text:c="16"/>auto [dist,u]=q.top();</text:p>
      <text:p text:style-name="P18"><text:s text:c="16"/>q.pop();</text:p>
      <text:p text:style-name="P18"/>
      <text:p text:style-name="P18"><text:s text:c="16"/>if(visited[u]) continue;</text:p>
      <text:p text:style-name="P19"><text:s text:c="16"/>visited[u]=true;</text:p>
      <text:p text:style-name="P18"><text:s text:c="16"/>for(auto&amp; neighbor: graph[u]){</text:p>
      <text:p text:style-name="P18"><text:s text:c="20"/>int v=neighbor.first;</text:p>
      <text:p text:style-name="P18"><text:s text:c="20"/>int w=neighbor.second;</text:p>
      <text:p text:style-name="P18"><text:s text:c="20"/>int d=dist+w;</text:p>
      <text:p text:style-name="P18"><text:s text:c="20"/>if(d&lt;=distanceThreshold) q.push({d,v}); </text:p>
      <text:p text:style-name="P18"><text:s text:c="16"/>}</text:p>
      <text:p text:style-name="P20"><text:s text:c="12"/>}</text:p>
      <text:p text:style-name="P18"><text:s text:c="12"/>int cnt=-1;</text:p>
      <text:p text:style-name="P19"><text:s text:c="12"/>for(int i=0;i&lt;n;++i) if(visited[i]) cnt++;</text:p>
      <text:p text:style-name="P18"><text:s text:c="12"/>return cnt;</text:p>
      <text:p text:style-name="P18"><text:s text:c="8"/>}</text:p>
      <text:p text:style-name="P18"/>
      <text:p text:style-name="P18"><text:s text:c="8"/>int findTheCity(int n, std::vector&lt;std::vector&lt;int&gt;&gt;&amp; edges, int distanceThreshold) {</text:p>
      <text:p text:style-name="P18"><text:s text:c="12"/>build_graph(n,edges);</text:p>
      <text:p text:style-name="P18"/>
      <text:p text:style-name="P18"><text:s text:c="12"/>std::vector&lt;int&gt; citie_neighbors_count(n);</text:p>
      <text:p text:style-name="P18"><text:s text:c="12"/>for(int i=0;i&lt;n;++i){</text:p>
      <text:p text:style-name="P18"><text:s text:c="16"/>std::vector&lt;bool&gt; visited(n,false);</text:p>
      <text:p text:style-name="P18"><text:s text:c="16"/>citie_neighbors_count[i]=dijkstra(n,i,visited,distanceThreshold);</text:p>
      <text:p text:style-name="P18"><text:s text:c="12"/>}</text:p>
      <text:p text:style-name="P18"/>
      <text:p text:style-name="P18"><text:s text:c="12"/>int min_number=*std::min_element(citie_neighbors_count.begin(),citie_neighbors_count.end());</text:p>
      <text:p text:style-name="P18"/>
      <text:p text:style-name="P18"><text:s text:c="12"/>for(int i=n-1;i&gt;=0;i--){</text:p>
      <text:p text:style-name="P18"><text:s text:c="16"/>if(citie_neighbors_count[i]==min_number) return i;</text:p>
      <text:p text:style-name="P18"><text:s text:c="12"/>}</text:p>
      <text:p text:style-name="P18"/>
      <text:p text:style-name="P18"><text:s text:c="12"/>return -1;</text:p>
      <text:p text:style-name="P18"><text:s text:c="8"/>}</text:p>
      <text:p text:style-name="P1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7:36:28.970121287</meta:creation-date>
    <dc:date>2024-07-27T09:33:43.735348526</dc:date>
    <meta:editing-duration>PT11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5" meta:word-count="123" meta:character-count="1934" meta:non-whitespace-character-count="1316"/>
  </office:meta>
</office:document-meta>
</file>